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p</mi>
              <mo stretchy="false">μ</mo>
            </msup>
            <mrow>
              <msub>
                <mi>p</mi>
                <mo stretchy="false">μ</mo>
              </msub>
              <mo stretchy="false">=</mo>
              <msubsup>
                <mi>m</mi>
                <mtext>e</mtext>
                <mn>2</mn>
              </msubsup>
            </mrow>
            <msup>
              <mi>c</mi>
              <mn>2</mn>
            </msup>
          </mrow>
        </mtd>
      </mtr>
      <mtr>
        <mtd>
          <mrow>
            <mrow>
              <mrow>
                <msup>
                  <mi>p</mi>
                  <mo stretchy="false">μ</mo>
                </msup>
                <mo stretchy="false">=</mo>
                <mfenced open="(" close=")">
                  <mrow>
                    <mfrac>
                      <mi>E</mi>
                      <mi>c</mi>
                    </mfrac>
                    <mi>,</mi>
                    <mo stretchy="false">γ</mo>
                    <msub>
                      <mi>m</mi>
                      <mtext>e</mtext>
                    </msub>
                    <msub>
                      <mi>v</mi>
                      <mi>x</mi>
                    </msub>
                    <mi>,</mi>
                    <mo stretchy="false">γ</mo>
                    <msub>
                      <mi>m</mi>
                      <mtext>e</mtext>
                    </msub>
                    <msub>
                      <mi>v</mi>
                      <mi>y</mi>
                    </msub>
                    <mi>,</mi>
                    <mo stretchy="false">γ</mo>
                    <msub>
                      <mi>m</mi>
                      <mtext>e</mtext>
                    </msub>
                    <msub>
                      <mi>v</mi>
                      <mi>z</mi>
                    </msub>
                  </mrow>
                </mfenced>
              </mrow>
              <mo stretchy="false">=</mo>
              <mfenced open="(" close=")">
                <mrow>
                  <mfrac>
                    <mi>E</mi>
                    <mi>c</mi>
                  </mfrac>
                  <mi>,</mi>
                  <mo stretchy="false">γ</mo>
                  <msub>
                    <mi>m</mi>
                    <mtext>e</mtext>
                  </msub>
                  <mstyle mathvariant="bold">
                    <mrow>
                      <mi>v</mi>
                    </mrow>
                  </mstyle>
                </mrow>
              </mfenced>
            </mrow>
          </mrow>
        </mtd>
      </mtr>
      <mtr>
        <mtd>
          <mrow>
            <mrow>
              <mrow>
                <msub>
                  <mi>p</mi>
                  <mo stretchy="false">μ</mo>
                </msub>
                <mo stretchy="false">=</mo>
                <mfenced open="(" close=")">
                  <mrow>
                    <mfrac>
                      <mi>E</mi>
                      <mi>c</mi>
                    </mfrac>
                    <mrow>
                      <mi>,</mi>
                      <mo stretchy="false">−</mo>
                      <mo stretchy="false">γ</mo>
                    </mrow>
                    <msub>
                      <mi>m</mi>
                      <mtext>e</mtext>
                    </msub>
                    <msub>
                      <mi>v</mi>
                      <mi>x</mi>
                    </msub>
                    <mrow>
                      <mi>,</mi>
                      <mo stretchy="false">−</mo>
                      <mo stretchy="false">γ</mo>
                    </mrow>
                    <msub>
                      <mi>m</mi>
                      <mtext>e</mtext>
                    </msub>
                    <msub>
                      <mi>v</mi>
                      <mi>y</mi>
                    </msub>
                    <mrow>
                      <mi>,</mi>
                      <mo stretchy="false">−</mo>
                      <mo stretchy="false">γ</mo>
                    </mrow>
                    <msub>
                      <mi>m</mi>
                      <mtext>e</mtext>
                    </msub>
                    <msub>
                      <mi>v</mi>
                      <mi>z</mi>
                    </msub>
                  </mrow>
                </mfenced>
              </mrow>
              <mo stretchy="false">=</mo>
              <mfenced open="(" close=")">
                <mrow>
                  <mfrac>
                    <mi>E</mi>
                    <mi>c</mi>
                  </mfrac>
                  <mrow>
                    <mi>,</mi>
                    <mo stretchy="false">−</mo>
                    <mo stretchy="false">γ</mo>
                  </mrow>
                  <msub>
                    <mi>m</mi>
                    <mtext>e</mtext>
                  </msub>
                  <mstyle mathvariant="bold">
                    <mrow>
                      <mi>v</mi>
                    </mrow>
                  </mstyle>
                </mrow>
              </mfenced>
            </mrow>
          </mrow>
        </mtd>
      </mtr>
      <mtr>
        <mtd>
          <mrow/>
        </mtd>
      </mtr>
    </mtable>
    <annotation encoding="StarMath 5.0">p ^%imu p _%imu = m_"e"^2 c^2 newline
p ^%imu = left (
 E over c , %igamma m_"e" v_x , %igamma m_"e" v_y , %igamma m_"e" v_z 
right ) = left (
 E over c , %igamma m_"e" bold v 
right ) newline
p _%imu = left (
 E over c , - %igamma m_"e" v_x , - %igamma m_"e" v_y , - %igamma m_"e" v_z 
right ) = left (
 E over c , - %igamma m_"e" bold v 
right )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34:21.164000000</meta:creation-date>
    <meta:generator>LibreOffice/4.1.4.2$Windows_x86 LibreOffice_project/0a0440ccc0227ad9829de5f46be37cfb6edcf72</meta:generator>
  </office:meta>
</office:document-meta>
</file>